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mpt for Future ChatGPT Development Instructions</text:h>
      <text:p text:style-name="Standard">"Using the latest version of the EntMent and StartupsBoard specification document, generate the necessary technical implementation plans, design wireframes, or content blocks appropriate to the current milestone. When needed, divide outputs by platform (EntMent vs. StartupsBoard) or audience type (Ent, Ment, Investor). Treat this document as the source of truth, and check with Rick before deviating from described features, workflows, or t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6-09T15:55:08.67</meta:creation-date>
    <meta:document-statistic meta:table-count="0" meta:image-count="0" meta:object-count="0" meta:page-count="1" meta:paragraph-count="2" meta:word-count="68" meta:character-count="498"/>
    <dc:date>2025-06-09T15:55:31.87</dc:date>
    <dc:creator>Christine Ballard</dc:creator>
    <meta:editing-duration>PT23S</meta:editing-duration>
    <meta:editing-cycles>1</meta:editing-cycles>
    <meta:generator>OpenOffice/4.1.15$Win32 OpenOffice.org_project/4115m2$Build-9813</meta:generator>
  </office:meta>
</office:document-meta>
</file>